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3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0"/>
    <style:style style:name="ce38" style:family="table-cell" style:parent-style-name="Pivot_20_Table_20_Value">
      <style:table-cell-properties fo:border-bottom="2.01pt solid #000000" fo:border-left="none" fo:border-right="none" fo:border-top="none"/>
    </style:style>
    <style:style style:name="ce39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4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4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5" table:default-cell-style-name="ce23"/>
        <table:table-column table:style-name="co5" table:number-columns-repeated="1014" table:default-cell-style-name="Default"/>
        <table:table-row table:style-name="ro1">
          <table:table-cell office:value-type="string" calcext:value-type="string">
            <text:p>MIDI numbe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Frequency [Hz]</text:p>
          </table:table-cell>
          <table:table-cell/>
          <table:table-cell table:style-name="ce22" table:number-columns-repeated="5"/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2543.85" calcext:value-type="float">
            <text:p>12543.85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office:value-type="float" office:value="9" calcext:value-type="float">
            <text:p>9</text:p>
          </table:table-cell>
          <table:table-cell office:value-type="float" office:value="11839.82" calcext:value-type="float">
            <text:p>11839.82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1175.3" calcext:value-type="float">
            <text:p>11175.3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0548.08" calcext:value-type="float">
            <text:p>10548.08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office:value-type="float" office:value="9" calcext:value-type="float">
            <text:p>9</text:p>
          </table:table-cell>
          <table:table-cell office:value-type="float" office:value="9956.06" calcext:value-type="float">
            <text:p>9956.06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9397.27" calcext:value-type="float">
            <text:p>9397.27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office:value-type="float" office:value="9" calcext:value-type="float">
            <text:p>9</text:p>
          </table:table-cell>
          <table:table-cell office:value-type="float" office:value="8869.84" calcext:value-type="float">
            <text:p>8869.84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8372.02" calcext:value-type="float">
            <text:p>8372.02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7902.13" calcext:value-type="float">
            <text:p>7902.13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#</text:p>
          </table:table-cell>
          <table:table-cell office:value-type="float" office:value="8" calcext:value-type="float">
            <text:p>8</text:p>
          </table:table-cell>
          <table:table-cell office:value-type="float" office:value="7458.62" calcext:value-type="float">
            <text:p>7458.62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office:value-type="float" office:value="8" calcext:value-type="float">
            <text:p>8</text:p>
          </table:table-cell>
          <table:table-cell office:value-type="float" office:value="6644.88" calcext:value-type="float">
            <text:p>6644.88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6271.93" calcext:value-type="float">
            <text:p>6271.93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office:value-type="float" office:value="8" calcext:value-type="float">
            <text:p>8</text:p>
          </table:table-cell>
          <table:table-cell office:value-type="float" office:value="5919.91" calcext:value-type="float">
            <text:p>5919.9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5587.65" calcext:value-type="float">
            <text:p>5587.65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5274.04" calcext:value-type="float">
            <text:p>5274.04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office:value-type="float" office:value="8" calcext:value-type="float">
            <text:p>8</text:p>
          </table:table-cell>
          <table:table-cell office:value-type="float" office:value="4978.03" calcext:value-type="float">
            <text:p>4978.03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4698.64" calcext:value-type="float">
            <text:p>4698.6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office:value-type="float" office:value="8" calcext:value-type="float">
            <text:p>8</text:p>
          </table:table-cell>
          <table:table-cell office:value-type="float" office:value="4434.92" calcext:value-type="float">
            <text:p>4434.92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4186.01" calcext:value-type="float">
            <text:p>4186.0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951.07" calcext:value-type="float">
            <text:p>3951.07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 office:value-type="float" office:value="3729.31" calcext:value-type="float">
            <text:p>3729.31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520" calcext:value-type="float">
            <text:p>3520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office:value-type="float" office:value="7" calcext:value-type="float">
            <text:p>7</text:p>
          </table:table-cell>
          <table:table-cell office:value-type="float" office:value="3322.44" calcext:value-type="float">
            <text:p>3322.44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135.96" calcext:value-type="float">
            <text:p>3135.96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 office:value-type="float" office:value="2959.96" calcext:value-type="float">
            <text:p>2959.96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793.83" calcext:value-type="float">
            <text:p>2793.83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2637.02" calcext:value-type="float">
            <text:p>2637.02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office:value-type="float" office:value="7" calcext:value-type="float">
            <text:p>7</text:p>
          </table:table-cell>
          <table:table-cell office:value-type="float" office:value="2489.02" calcext:value-type="float">
            <text:p>2489.02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2349.32" calcext:value-type="float">
            <text:p>2349.32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office:value-type="float" office:value="7" calcext:value-type="float">
            <text:p>7</text:p>
          </table:table-cell>
          <table:table-cell office:value-type="float" office:value="2217.46" calcext:value-type="float">
            <text:p>2217.46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093" calcext:value-type="float">
            <text:p>2093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975.53" calcext:value-type="float">
            <text:p>1975.53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#</text:p>
          </table:table-cell>
          <table:table-cell office:value-type="float" office:value="6" calcext:value-type="float">
            <text:p>6</text:p>
          </table:table-cell>
          <table:table-cell office:value-type="float" office:value="1864.66" calcext:value-type="float">
            <text:p>1864.66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office:value-type="float" office:value="6" calcext:value-type="float">
            <text:p>6</text:p>
          </table:table-cell>
          <table:table-cell office:value-type="float" office:value="1661.22" calcext:value-type="float">
            <text:p>1661.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567.98" calcext:value-type="float">
            <text:p>1567.98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office:value-type="float" office:value="6" calcext:value-type="float">
            <text:p>6</text:p>
          </table:table-cell>
          <table:table-cell office:value-type="float" office:value="1479.98" calcext:value-type="float">
            <text:p>1479.98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396.91" calcext:value-type="float">
            <text:p>1396.9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318.51" calcext:value-type="float">
            <text:p>1318.5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office:value-type="float" office:value="6" calcext:value-type="float">
            <text:p>6</text:p>
          </table:table-cell>
          <table:table-cell office:value-type="float" office:value="1244.51" calcext:value-type="float">
            <text:p>1244.5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1174.66" calcext:value-type="float">
            <text:p>1174.66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office:value-type="float" office:value="6" calcext:value-type="float">
            <text:p>6</text:p>
          </table:table-cell>
          <table:table-cell office:value-type="float" office:value="1108.73" calcext:value-type="float">
            <text:p>1108.7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046.5" calcext:value-type="float">
            <text:p>1046.5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987.77" calcext:value-type="float">
            <text:p>987.77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 office:value-type="float" office:value="932.33" calcext:value-type="float">
            <text:p>932.33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 office:value-type="float" office:value="830.61" calcext:value-type="float">
            <text:p>830.61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783.99" calcext:value-type="float">
            <text:p>783.99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 office:value-type="float" office:value="739.99" calcext:value-type="float">
            <text:p>739.99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698.46" calcext:value-type="float">
            <text:p>698.46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659.26" calcext:value-type="float">
            <text:p>659.26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 office:value-type="float" office:value="622.25" calcext:value-type="float">
            <text:p>622.25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587.33" calcext:value-type="float">
            <text:p>587.33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office:value-type="float" office:value="554.37" calcext:value-type="float">
            <text:p>554.37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523.25" calcext:value-type="float">
            <text:p>523.2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493.88" calcext:value-type="float">
            <text:p>493.88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 office:value-type="float" office:value="466.16" calcext:value-type="float">
            <text:p>466.16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 office:value-type="float" office:value="415.3" calcext:value-type="float">
            <text:p>415.3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 office:value-type="float" office:value="369.99" calcext:value-type="float">
            <text:p>369.99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49.23" calcext:value-type="float">
            <text:p>349.23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29.63" calcext:value-type="float">
            <text:p>329.63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office:value-type="float" office:value="311.13" calcext:value-type="float">
            <text:p>311.13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93.66" calcext:value-type="float">
            <text:p>293.66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office:value-type="float" office:value="277.18" calcext:value-type="float">
            <text:p>277.1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61.63" calcext:value-type="float">
            <text:p>261.6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46.94" calcext:value-type="float">
            <text:p>246.9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 office:value-type="float" office:value="233.08" calcext:value-type="float">
            <text:p>233.08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 office:value-type="float" office:value="207.65" calcext:value-type="float">
            <text:p>207.65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4.61" calcext:value-type="float">
            <text:p>174.6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64.81" calcext:value-type="float">
            <text:p>164.8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 office:value-type="float" office:value="155.56" calcext:value-type="float">
            <text:p>155.5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46.83" calcext:value-type="float">
            <text:p>146.83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 office:value-type="float" office:value="138.59" calcext:value-type="float">
            <text:p>138.59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30.81" calcext:value-type="float">
            <text:p>130.81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23.47" calcext:value-type="float">
            <text:p>123.47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 office:value-type="float" office:value="116.54" calcext:value-type="float">
            <text:p>116.5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office:value-type="float" office:value="2" calcext:value-type="float">
            <text:p>2</text:p>
          </table:table-cell>
          <table:table-cell office:value-type="float" office:value="103.83" calcext:value-type="float">
            <text:p>103.8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office:value-type="float" office:value="2" calcext:value-type="float">
            <text:p>2</text:p>
          </table:table-cell>
          <table:table-cell office:value-type="float" office:value="92.5" calcext:value-type="float">
            <text:p>92.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87.31" calcext:value-type="float">
            <text:p>87.3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82.41" calcext:value-type="float">
            <text:p>82.41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office:value-type="float" office:value="2" calcext:value-type="float">
            <text:p>2</text:p>
          </table:table-cell>
          <table:table-cell office:value-type="float" office:value="77.78" calcext:value-type="float">
            <text:p>77.78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73.42" calcext:value-type="float">
            <text:p>73.4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office:value-type="float" office:value="2" calcext:value-type="float">
            <text:p>2</text:p>
          </table:table-cell>
          <table:table-cell office:value-type="float" office:value="69.3" calcext:value-type="float">
            <text:p>69.3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5.41" calcext:value-type="float">
            <text:p>65.4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1.74" calcext:value-type="float">
            <text:p>61.7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#</text:p>
          </table:table-cell>
          <table:table-cell office:value-type="float" office:value="1" calcext:value-type="float">
            <text:p>1</text:p>
          </table:table-cell>
          <table:table-cell office:value-type="float" office:value="58.27" calcext:value-type="float">
            <text:p>58.2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office:value-type="float" office:value="1" calcext:value-type="float">
            <text:p>1</text:p>
          </table:table-cell>
          <table:table-cell office:value-type="float" office:value="51.91" calcext:value-type="float">
            <text:p>51.91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office:value-type="float" office:value="1" calcext:value-type="float">
            <text:p>1</text:p>
          </table:table-cell>
          <table:table-cell office:value-type="float" office:value="46.25" calcext:value-type="float">
            <text:p>46.2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3.65" calcext:value-type="float">
            <text:p>43.65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1.2" calcext:value-type="float">
            <text:p>41.2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office:value-type="float" office:value="1" calcext:value-type="float">
            <text:p>1</text:p>
          </table:table-cell>
          <table:table-cell office:value-type="float" office:value="38.89" calcext:value-type="float">
            <text:p>38.89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6.71" calcext:value-type="float">
            <text:p>36.7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office:value-type="float" office:value="1" calcext:value-type="float">
            <text:p>1</text:p>
          </table:table-cell>
          <table:table-cell office:value-type="float" office:value="34.65" calcext:value-type="float">
            <text:p>34.65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30.87" calcext:value-type="float">
            <text:p>30.8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#</text:p>
          </table:table-cell>
          <table:table-cell office:value-type="float" office:value="0" calcext:value-type="float">
            <text:p>0</text:p>
          </table:table-cell>
          <table:table-cell office:value-type="float" office:value="29.14" calcext:value-type="float">
            <text:p>29.1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office:value-type="float" office:value="0" calcext:value-type="float">
            <text:p>0</text:p>
          </table:table-cell>
          <table:table-cell office:value-type="float" office:value="25.96" calcext:value-type="float">
            <text:p>25.9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 office:value-type="float" office:value="23.12" calcext:value-type="float">
            <text:p>23.1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1.83" calcext:value-type="float">
            <text:p>21.8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office:value-type="float" office:value="0" calcext:value-type="float">
            <text:p>0</text:p>
          </table:table-cell>
          <table:table-cell office:value-type="float" office:value="19.45" calcext:value-type="float">
            <text:p>19.4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8.35" calcext:value-type="float">
            <text:p>18.3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 office:value-type="float" office:value="17.32" calcext:value-type="float">
            <text:p>17.3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.35" calcext:value-type="float">
            <text:p>16.35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I numbers" table:style-name="ta1">
        <table:table-column table:style-name="co6" table:default-cell-style-name="ce27"/>
        <table:table-column table:style-name="co6" table:default-cell-style-name="ce32"/>
        <table:table-column table:style-name="co6" table:number-columns-repeated="10" table:default-cell-style-name="ce37"/>
        <table:table-column table:style-name="co6" table:default-cell-style-name="ce43"/>
        <table:table-row table:style-name="ro1">
          <table:table-cell table:style-name="ce24" office:value-type="string" calcext:value-type="string">
            <text:p>Sum - MIDI number</text:p>
          </table:table-cell>
          <table:table-cell table:style-name="ce29" office:value-type="string" calcext:value-type="string">
            <text:p>Note</text:p>
          </table:table-cell>
          <table:table-cell table:style-name="ce34" table:number-columns-repeated="10"/>
          <table:table-cell table:style-name="ce40"/>
        </table:table-row>
        <table:table-row table:style-name="ro1">
          <table:table-cell table:style-name="ce25" office:value-type="string" calcext:value-type="string">
            <text:p>Octave</text:p>
          </table:table-cell>
          <table:table-cell table:style-name="ce30" office:value-type="string" calcext:value-type="string">
            <text:p>A</text:p>
          </table:table-cell>
          <table:table-cell table:style-name="ce35" office:value-type="string" calcext:value-type="string">
            <text:p>A#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C#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D#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F#</text:p>
          </table:table-cell>
          <table:table-cell table:style-name="ce35" office:value-type="string" calcext:value-type="string">
            <text:p>G</text:p>
          </table:table-cell>
          <table:table-cell table:style-name="ce41" office:value-type="string" calcext:value-type="string">
            <text:p>G#</text:p>
          </table:table-cell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33"/>
          <table:table-cell table:style-name="ce38" table:number-columns-repeated="2"/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27" calcext:value-type="float">
            <text:p>127</text:p>
          </table:table-cell>
          <table:table-cell table:style-name="ce44"/>
        </table:table-row>
      </table:table>
      <table:table table:name="Frequencies" table:style-name="ta1">
        <table:table-column table:style-name="co6" table:default-cell-style-name="ce27"/>
        <table:table-column table:style-name="co6" table:default-cell-style-name="ce32"/>
        <table:table-column table:style-name="co6" table:number-columns-repeated="10" table:default-cell-style-name="ce37"/>
        <table:table-column table:style-name="co6" table:default-cell-style-name="ce43"/>
        <table:table-row table:style-name="ro1">
          <table:table-cell table:style-name="ce24" office:value-type="string" calcext:value-type="string">
            <text:p>Sum - Frequency [Hz]</text:p>
          </table:table-cell>
          <table:table-cell table:style-name="ce29" office:value-type="string" calcext:value-type="string">
            <text:p>Data</text:p>
          </table:table-cell>
          <table:table-cell table:style-name="ce34" table:number-columns-repeated="10"/>
          <table:table-cell table:style-name="ce40"/>
        </table:table-row>
        <table:table-row table:style-name="ro1">
          <table:table-cell table:style-name="ce25" office:value-type="string" calcext:value-type="string">
            <text:p>Octave</text:p>
          </table:table-cell>
          <table:table-cell table:style-name="ce30" office:value-type="string" calcext:value-type="string">
            <text:p>A</text:p>
          </table:table-cell>
          <table:table-cell table:style-name="ce35" office:value-type="string" calcext:value-type="string">
            <text:p>A#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C#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D#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F#</text:p>
          </table:table-cell>
          <table:table-cell table:style-name="ce35" office:value-type="string" calcext:value-type="string">
            <text:p>G</text:p>
          </table:table-cell>
          <table:table-cell table:style-name="ce41" office:value-type="string" calcext:value-type="string">
            <text:p>G#</text:p>
          </table:table-cell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31" office:value-type="float" office:value="27.5" calcext:value-type="float">
            <text:p>27.5</text:p>
          </table:table-cell>
          <table:table-cell table:style-name="ce36" office:value-type="float" office:value="29.14" calcext:value-type="float">
            <text:p>29.14</text:p>
          </table:table-cell>
          <table:table-cell table:style-name="ce36" office:value-type="float" office:value="30.87" calcext:value-type="float">
            <text:p>30.87</text:p>
          </table:table-cell>
          <table:table-cell table:style-name="ce36" office:value-type="float" office:value="16.35" calcext:value-type="float">
            <text:p>16.35</text:p>
          </table:table-cell>
          <table:table-cell table:style-name="ce36" office:value-type="float" office:value="17.32" calcext:value-type="float">
            <text:p>17.32</text:p>
          </table:table-cell>
          <table:table-cell table:style-name="ce36" office:value-type="float" office:value="18.35" calcext:value-type="float">
            <text:p>18.35</text:p>
          </table:table-cell>
          <table:table-cell table:style-name="ce36" office:value-type="float" office:value="19.45" calcext:value-type="float">
            <text:p>19.45</text:p>
          </table:table-cell>
          <table:table-cell table:style-name="ce36" office:value-type="float" office:value="20.6" calcext:value-type="float">
            <text:p>20.6</text:p>
          </table:table-cell>
          <table:table-cell table:style-name="ce36" office:value-type="float" office:value="21.83" calcext:value-type="float">
            <text:p>21.83</text:p>
          </table:table-cell>
          <table:table-cell table:style-name="ce36" office:value-type="float" office:value="23.12" calcext:value-type="float">
            <text:p>23.12</text:p>
          </table:table-cell>
          <table:table-cell table:style-name="ce36" office:value-type="float" office:value="24.5" calcext:value-type="float">
            <text:p>24.5</text:p>
          </table:table-cell>
          <table:table-cell table:style-name="ce42" office:value-type="float" office:value="25.96" calcext:value-type="float">
            <text:p>25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8.27" calcext:value-type="float">
            <text:p>58.27</text:p>
          </table:table-cell>
          <table:table-cell office:value-type="float" office:value="61.74" calcext:value-type="float">
            <text:p>61.74</text:p>
          </table:table-cell>
          <table:table-cell office:value-type="float" office:value="32.7" calcext:value-type="float">
            <text:p>32.7</text:p>
          </table:table-cell>
          <table:table-cell office:value-type="float" office:value="34.65" calcext:value-type="float">
            <text:p>34.65</text:p>
          </table:table-cell>
          <table:table-cell office:value-type="float" office:value="36.71" calcext:value-type="float">
            <text:p>36.71</text:p>
          </table:table-cell>
          <table:table-cell office:value-type="float" office:value="38.89" calcext:value-type="float">
            <text:p>38.89</text:p>
          </table:table-cell>
          <table:table-cell office:value-type="float" office:value="41.2" calcext:value-type="float">
            <text:p>41.2</text:p>
          </table:table-cell>
          <table:table-cell office:value-type="float" office:value="43.65" calcext:value-type="float">
            <text:p>43.65</text:p>
          </table:table-cell>
          <table:table-cell office:value-type="float" office:value="46.25" calcext:value-type="float">
            <text:p>46.25</text:p>
          </table:table-cell>
          <table:table-cell office:value-type="float" office:value="49" calcext:value-type="float">
            <text:p>49</text:p>
          </table:table-cell>
          <table:table-cell office:value-type="float" office:value="51.91" calcext:value-type="float">
            <text:p>51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16.54" calcext:value-type="float">
            <text:p>116.54</text:p>
          </table:table-cell>
          <table:table-cell office:value-type="float" office:value="123.47" calcext:value-type="float">
            <text:p>123.47</text:p>
          </table:table-cell>
          <table:table-cell office:value-type="float" office:value="65.41" calcext:value-type="float">
            <text:p>65.41</text:p>
          </table:table-cell>
          <table:table-cell office:value-type="float" office:value="69.3" calcext:value-type="float">
            <text:p>69.3</text:p>
          </table:table-cell>
          <table:table-cell office:value-type="float" office:value="73.42" calcext:value-type="float">
            <text:p>73.42</text:p>
          </table:table-cell>
          <table:table-cell office:value-type="float" office:value="77.78" calcext:value-type="float">
            <text:p>77.78</text:p>
          </table:table-cell>
          <table:table-cell office:value-type="float" office:value="82.41" calcext:value-type="float">
            <text:p>82.41</text:p>
          </table:table-cell>
          <table:table-cell office:value-type="float" office:value="87.31" calcext:value-type="float">
            <text:p>87.31</text:p>
          </table:table-cell>
          <table:table-cell office:value-type="float" office:value="92.5" calcext:value-type="float">
            <text:p>92.5</text:p>
          </table:table-cell>
          <table:table-cell office:value-type="float" office:value="98" calcext:value-type="float">
            <text:p>98</text:p>
          </table:table-cell>
          <table:table-cell office:value-type="float" office:value="103.83" calcext:value-type="float">
            <text:p>103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3.08" calcext:value-type="float">
            <text:p>233.08</text:p>
          </table:table-cell>
          <table:table-cell office:value-type="float" office:value="246.94" calcext:value-type="float">
            <text:p>246.94</text:p>
          </table:table-cell>
          <table:table-cell office:value-type="float" office:value="130.81" calcext:value-type="float">
            <text:p>130.81</text:p>
          </table:table-cell>
          <table:table-cell office:value-type="float" office:value="138.59" calcext:value-type="float">
            <text:p>138.59</text:p>
          </table:table-cell>
          <table:table-cell office:value-type="float" office:value="146.83" calcext:value-type="float">
            <text:p>146.83</text:p>
          </table:table-cell>
          <table:table-cell office:value-type="float" office:value="155.56" calcext:value-type="float">
            <text:p>155.56</text:p>
          </table:table-cell>
          <table:table-cell office:value-type="float" office:value="164.81" calcext:value-type="float">
            <text:p>164.81</text:p>
          </table:table-cell>
          <table:table-cell office:value-type="float" office:value="174.61" calcext:value-type="float">
            <text:p>174.61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7.65" calcext:value-type="float">
            <text:p>207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466.16" calcext:value-type="float">
            <text:p>466.16</text:p>
          </table:table-cell>
          <table:table-cell office:value-type="float" office:value="493.88" calcext:value-type="float">
            <text:p>493.8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7.18" calcext:value-type="float">
            <text:p>277.18</text:p>
          </table:table-cell>
          <table:table-cell office:value-type="float" office:value="293.66" calcext:value-type="float">
            <text:p>293.66</text:p>
          </table:table-cell>
          <table:table-cell office:value-type="float" office:value="311.13" calcext:value-type="float">
            <text:p>311.13</text:p>
          </table:table-cell>
          <table:table-cell office:value-type="float" office:value="329.63" calcext:value-type="float">
            <text:p>329.63</text:p>
          </table:table-cell>
          <table:table-cell office:value-type="float" office:value="349.23" calcext:value-type="float">
            <text:p>349.23</text:p>
          </table:table-cell>
          <table:table-cell office:value-type="float" office:value="369.99" calcext:value-type="float">
            <text:p>369.99</text:p>
          </table:table-cell>
          <table:table-cell office:value-type="float" office:value="392" calcext:value-type="float">
            <text:p>392</text:p>
          </table:table-cell>
          <table:table-cell office:value-type="float" office:value="415.3" calcext:value-type="float">
            <text:p>415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932.33" calcext:value-type="float">
            <text:p>932.33</text:p>
          </table:table-cell>
          <table:table-cell office:value-type="float" office:value="987.77" calcext:value-type="float">
            <text:p>987.77</text:p>
          </table:table-cell>
          <table:table-cell office:value-type="float" office:value="523.25" calcext:value-type="float">
            <text:p>523.25</text:p>
          </table:table-cell>
          <table:table-cell office:value-type="float" office:value="554.37" calcext:value-type="float">
            <text:p>554.37</text:p>
          </table:table-cell>
          <table:table-cell office:value-type="float" office:value="587.33" calcext:value-type="float">
            <text:p>587.33</text:p>
          </table:table-cell>
          <table:table-cell office:value-type="float" office:value="622.25" calcext:value-type="float">
            <text:p>622.25</text:p>
          </table:table-cell>
          <table:table-cell office:value-type="float" office:value="659.26" calcext:value-type="float">
            <text:p>659.26</text:p>
          </table:table-cell>
          <table:table-cell office:value-type="float" office:value="698.46" calcext:value-type="float">
            <text:p>698.46</text:p>
          </table:table-cell>
          <table:table-cell office:value-type="float" office:value="739.99" calcext:value-type="float">
            <text:p>739.99</text:p>
          </table:table-cell>
          <table:table-cell office:value-type="float" office:value="783.99" calcext:value-type="float">
            <text:p>783.99</text:p>
          </table:table-cell>
          <table:table-cell office:value-type="float" office:value="830.61" calcext:value-type="float">
            <text:p>830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office:value-type="float" office:value="1864.66" calcext:value-type="float">
            <text:p>1864.66</text:p>
          </table:table-cell>
          <table:table-cell office:value-type="float" office:value="1975.53" calcext:value-type="float">
            <text:p>1975.53</text:p>
          </table:table-cell>
          <table:table-cell office:value-type="float" office:value="1046.5" calcext:value-type="float">
            <text:p>1046.5</text:p>
          </table:table-cell>
          <table:table-cell office:value-type="float" office:value="1108.73" calcext:value-type="float">
            <text:p>1108.73</text:p>
          </table:table-cell>
          <table:table-cell office:value-type="float" office:value="1174.66" calcext:value-type="float">
            <text:p>1174.66</text:p>
          </table:table-cell>
          <table:table-cell office:value-type="float" office:value="1244.51" calcext:value-type="float">
            <text:p>1244.51</text:p>
          </table:table-cell>
          <table:table-cell office:value-type="float" office:value="1318.51" calcext:value-type="float">
            <text:p>1318.51</text:p>
          </table:table-cell>
          <table:table-cell office:value-type="float" office:value="1396.91" calcext:value-type="float">
            <text:p>1396.91</text:p>
          </table:table-cell>
          <table:table-cell office:value-type="float" office:value="1479.98" calcext:value-type="float">
            <text:p>1479.98</text:p>
          </table:table-cell>
          <table:table-cell office:value-type="float" office:value="1567.98" calcext:value-type="float">
            <text:p>1567.98</text:p>
          </table:table-cell>
          <table:table-cell office:value-type="float" office:value="1661.22" calcext:value-type="float">
            <text:p>1661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0" calcext:value-type="float">
            <text:p>3520</text:p>
          </table:table-cell>
          <table:table-cell office:value-type="float" office:value="3729.31" calcext:value-type="float">
            <text:p>3729.31</text:p>
          </table:table-cell>
          <table:table-cell office:value-type="float" office:value="3951.07" calcext:value-type="float">
            <text:p>3951.07</text:p>
          </table:table-cell>
          <table:table-cell office:value-type="float" office:value="2093" calcext:value-type="float">
            <text:p>2093</text:p>
          </table:table-cell>
          <table:table-cell office:value-type="float" office:value="2217.46" calcext:value-type="float">
            <text:p>2217.46</text:p>
          </table:table-cell>
          <table:table-cell office:value-type="float" office:value="2349.32" calcext:value-type="float">
            <text:p>2349.32</text:p>
          </table:table-cell>
          <table:table-cell office:value-type="float" office:value="2489.02" calcext:value-type="float">
            <text:p>2489.02</text:p>
          </table:table-cell>
          <table:table-cell office:value-type="float" office:value="2637.02" calcext:value-type="float">
            <text:p>2637.02</text:p>
          </table:table-cell>
          <table:table-cell office:value-type="float" office:value="2793.83" calcext:value-type="float">
            <text:p>2793.83</text:p>
          </table:table-cell>
          <table:table-cell office:value-type="float" office:value="2959.96" calcext:value-type="float">
            <text:p>2959.96</text:p>
          </table:table-cell>
          <table:table-cell office:value-type="float" office:value="3135.96" calcext:value-type="float">
            <text:p>3135.96</text:p>
          </table:table-cell>
          <table:table-cell office:value-type="float" office:value="3322.44" calcext:value-type="float">
            <text:p>3322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  <table:table-cell office:value-type="float" office:value="7458.62" calcext:value-type="float">
            <text:p>7458.62</text:p>
          </table:table-cell>
          <table:table-cell office:value-type="float" office:value="7902.13" calcext:value-type="float">
            <text:p>7902.13</text:p>
          </table:table-cell>
          <table:table-cell office:value-type="float" office:value="4186.01" calcext:value-type="float">
            <text:p>4186.01</text:p>
          </table:table-cell>
          <table:table-cell office:value-type="float" office:value="4434.92" calcext:value-type="float">
            <text:p>4434.92</text:p>
          </table:table-cell>
          <table:table-cell office:value-type="float" office:value="4698.64" calcext:value-type="float">
            <text:p>4698.64</text:p>
          </table:table-cell>
          <table:table-cell office:value-type="float" office:value="4978.03" calcext:value-type="float">
            <text:p>4978.03</text:p>
          </table:table-cell>
          <table:table-cell office:value-type="float" office:value="5274.04" calcext:value-type="float">
            <text:p>5274.04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5919.91" calcext:value-type="float">
            <text:p>5919.91</text:p>
          </table:table-cell>
          <table:table-cell office:value-type="float" office:value="6271.93" calcext:value-type="float">
            <text:p>6271.93</text:p>
          </table:table-cell>
          <table:table-cell office:value-type="float" office:value="6644.88" calcext:value-type="float">
            <text:p>6644.88</text:p>
          </table:table-cell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33"/>
          <table:table-cell table:style-name="ce38" table:number-columns-repeated="2"/>
          <table:table-cell table:style-name="ce39" office:value-type="float" office:value="8372.02" calcext:value-type="float">
            <text:p>8372.02</text:p>
          </table:table-cell>
          <table:table-cell table:style-name="ce39" office:value-type="float" office:value="8869.84" calcext:value-type="float">
            <text:p>8869.84</text:p>
          </table:table-cell>
          <table:table-cell table:style-name="ce39" office:value-type="float" office:value="9397.27" calcext:value-type="float">
            <text:p>9397.27</text:p>
          </table:table-cell>
          <table:table-cell table:style-name="ce39" office:value-type="float" office:value="9956.06" calcext:value-type="float">
            <text:p>9956.06</text:p>
          </table:table-cell>
          <table:table-cell table:style-name="ce39" office:value-type="float" office:value="10548.08" calcext:value-type="float">
            <text:p>10548.08</text:p>
          </table:table-cell>
          <table:table-cell table:style-name="ce39" office:value-type="float" office:value="11175.3" calcext:value-type="float">
            <text:p>11175.3</text:p>
          </table:table-cell>
          <table:table-cell table:style-name="ce39" office:value-type="float" office:value="11839.82" calcext:value-type="float">
            <text:p>11839.82</text:p>
          </table:table-cell>
          <table:table-cell table:style-name="ce39" office:value-type="float" office:value="12543.85" calcext:value-type="float">
            <text:p>12543.85</text:p>
          </table:table-cell>
          <table:table-cell table:style-name="ce44"/>
        </table:table-row>
      </table:table>
      <table:named-expressions/>
      <table:data-pilot-tables>
        <table:data-pilot-table table:name="DataPilot1" table:application-data="" table:target-range-address="'MIDI numbers'.A1:'MIDI numbers'.M12" table:buttons="'MIDI numbers'.A2 'MIDI numbers'.B1" table:grand-total="none" table:show-filter-button="false" table:drill-down-on-double-click="false">
          <table:source-cell-range table:cell-range-address="Data.A1:Data.D117"/>
          <table:data-pilot-field table:source-field-name="Note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A#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C#" table:display="true" table:show-details="true"/>
                <table:data-pilot-member table:name="D" table:display="true" table:show-details="true"/>
                <table:data-pilot-member table:name="D#" table:display="true" table:show-details="true"/>
                <table:data-pilot-member table:name="E" table:display="true" table:show-details="true"/>
                <table:data-pilot-member table:name="F" table:display="true" table:show-details="true"/>
                <table:data-pilot-member table:name="F#" table:display="true" table:show-details="true"/>
                <table:data-pilot-member table:name="G" table:display="true" table:show-details="true"/>
                <table:data-pilot-member table:name="G#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ctav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DI number" table:orientation="data" table:used-hierarchy="0" table:function="sum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Frequencies.A1:Frequencies.M12" table:buttons="Frequencies.A2 Frequencies.B1" table:grand-total="none" table:show-filter-button="false" table:drill-down-on-double-click="false">
          <table:source-cell-range table:cell-range-address="Data.A1:Data.D1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te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A#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C#" table:display="true" table:show-details="true"/>
                <table:data-pilot-member table:name="D" table:display="true" table:show-details="true"/>
                <table:data-pilot-member table:name="D#" table:display="true" table:show-details="true"/>
                <table:data-pilot-member table:name="E" table:display="true" table:show-details="true"/>
                <table:data-pilot-member table:name="F" table:display="true" table:show-details="true"/>
                <table:data-pilot-member table:name="F#" table:display="true" table:show-details="true"/>
                <table:data-pilot-member table:name="G" table:display="true" table:show-details="true"/>
                <table:data-pilot-member table:name="G#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ctav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[Hz]" table:orientation="data" table:used-hierarchy="0" table:function="sum">
            <table:data-pilot-level table:show-empty="false" calcext:repeat-item-labels="false">
              <table:data-pilot-members>
                <table:data-pilot-member table:name="16.35" table:display="true" table:show-details="true"/>
                <table:data-pilot-member table:name="17.32" table:display="true" table:show-details="true"/>
                <table:data-pilot-member table:name="18.35" table:display="true" table:show-details="true"/>
                <table:data-pilot-member table:name="19.45" table:display="true" table:show-details="true"/>
                <table:data-pilot-member table:name="20.6" table:display="true" table:show-details="true"/>
                <table:data-pilot-member table:name="21.83" table:display="true" table:show-details="true"/>
                <table:data-pilot-member table:name="23.12" table:display="true" table:show-details="true"/>
                <table:data-pilot-member table:name="24.5" table:display="true" table:show-details="true"/>
                <table:data-pilot-member table:name="25.96" table:display="true" table:show-details="true"/>
                <table:data-pilot-member table:name="27.5" table:display="true" table:show-details="true"/>
                <table:data-pilot-member table:name="29.14" table:display="true" table:show-details="true"/>
                <table:data-pilot-member table:name="30.87" table:display="true" table:show-details="true"/>
                <table:data-pilot-member table:name="32.7" table:display="true" table:show-details="true"/>
                <table:data-pilot-member table:name="34.65" table:display="true" table:show-details="true"/>
                <table:data-pilot-member table:name="36.71" table:display="true" table:show-details="true"/>
                <table:data-pilot-member table:name="38.89" table:display="true" table:show-details="true"/>
                <table:data-pilot-member table:name="41.2" table:display="true" table:show-details="true"/>
                <table:data-pilot-member table:name="43.65" table:display="true" table:show-details="true"/>
                <table:data-pilot-member table:name="46.25" table:display="true" table:show-details="true"/>
                <table:data-pilot-member table:name="49" table:display="true" table:show-details="true"/>
                <table:data-pilot-member table:name="51.91" table:display="true" table:show-details="true"/>
                <table:data-pilot-member table:name="55" table:display="true" table:show-details="true"/>
                <table:data-pilot-member table:name="58.27" table:display="true" table:show-details="true"/>
                <table:data-pilot-member table:name="61.74" table:display="true" table:show-details="true"/>
                <table:data-pilot-member table:name="65.41" table:display="true" table:show-details="true"/>
                <table:data-pilot-member table:name="69.3" table:display="true" table:show-details="true"/>
                <table:data-pilot-member table:name="73.42" table:display="true" table:show-details="true"/>
                <table:data-pilot-member table:name="77.78" table:display="true" table:show-details="true"/>
                <table:data-pilot-member table:name="82.41" table:display="true" table:show-details="true"/>
                <table:data-pilot-member table:name="87.31" table:display="true" table:show-details="true"/>
                <table:data-pilot-member table:name="92.5" table:display="true" table:show-details="true"/>
                <table:data-pilot-member table:name="98" table:display="true" table:show-details="true"/>
                <table:data-pilot-member table:name="103.83" table:display="true" table:show-details="true"/>
                <table:data-pilot-member table:name="110" table:display="true" table:show-details="true"/>
                <table:data-pilot-member table:name="116.54" table:display="true" table:show-details="true"/>
                <table:data-pilot-member table:name="123.47" table:display="true" table:show-details="true"/>
                <table:data-pilot-member table:name="130.81" table:display="true" table:show-details="true"/>
                <table:data-pilot-member table:name="138.59" table:display="true" table:show-details="true"/>
                <table:data-pilot-member table:name="146.83" table:display="true" table:show-details="true"/>
                <table:data-pilot-member table:name="155.56" table:display="true" table:show-details="true"/>
                <table:data-pilot-member table:name="164.81" table:display="true" table:show-details="true"/>
                <table:data-pilot-member table:name="174.61" table:display="true" table:show-details="true"/>
                <table:data-pilot-member table:name="185" table:display="true" table:show-details="true"/>
                <table:data-pilot-member table:name="196" table:display="true" table:show-details="true"/>
                <table:data-pilot-member table:name="207.65" table:display="true" table:show-details="true"/>
                <table:data-pilot-member table:name="220" table:display="true" table:show-details="true"/>
                <table:data-pilot-member table:name="233.08" table:display="true" table:show-details="true"/>
                <table:data-pilot-member table:name="246.94" table:display="true" table:show-details="true"/>
                <table:data-pilot-member table:name="261.63" table:display="true" table:show-details="true"/>
                <table:data-pilot-member table:name="277.18" table:display="true" table:show-details="true"/>
                <table:data-pilot-member table:name="293.66" table:display="true" table:show-details="true"/>
                <table:data-pilot-member table:name="311.13" table:display="true" table:show-details="true"/>
                <table:data-pilot-member table:name="329.63" table:display="true" table:show-details="true"/>
                <table:data-pilot-member table:name="349.23" table:display="true" table:show-details="true"/>
                <table:data-pilot-member table:name="369.99" table:display="true" table:show-details="true"/>
                <table:data-pilot-member table:name="392" table:display="true" table:show-details="true"/>
                <table:data-pilot-member table:name="415.3" table:display="true" table:show-details="true"/>
                <table:data-pilot-member table:name="440" table:display="true" table:show-details="true"/>
                <table:data-pilot-member table:name="466.16" table:display="true" table:show-details="true"/>
                <table:data-pilot-member table:name="493.88" table:display="true" table:show-details="true"/>
                <table:data-pilot-member table:name="523.25" table:display="true" table:show-details="true"/>
                <table:data-pilot-member table:name="554.37" table:display="true" table:show-details="true"/>
                <table:data-pilot-member table:name="587.33" table:display="true" table:show-details="true"/>
                <table:data-pilot-member table:name="622.25" table:display="true" table:show-details="true"/>
                <table:data-pilot-member table:name="659.26" table:display="true" table:show-details="true"/>
                <table:data-pilot-member table:name="698.46" table:display="true" table:show-details="true"/>
                <table:data-pilot-member table:name="739.99" table:display="true" table:show-details="true"/>
                <table:data-pilot-member table:name="783.99" table:display="true" table:show-details="true"/>
                <table:data-pilot-member table:name="830.61" table:display="true" table:show-details="true"/>
                <table:data-pilot-member table:name="880" table:display="true" table:show-details="true"/>
                <table:data-pilot-member table:name="932.33" table:display="true" table:show-details="true"/>
                <table:data-pilot-member table:name="987.77" table:display="true" table:show-details="true"/>
                <table:data-pilot-member table:name="1046.5" table:display="true" table:show-details="true"/>
                <table:data-pilot-member table:name="1108.73" table:display="true" table:show-details="true"/>
                <table:data-pilot-member table:name="1174.66" table:display="true" table:show-details="true"/>
                <table:data-pilot-member table:name="1244.51" table:display="true" table:show-details="true"/>
                <table:data-pilot-member table:name="1318.51" table:display="true" table:show-details="true"/>
                <table:data-pilot-member table:name="1396.91" table:display="true" table:show-details="true"/>
                <table:data-pilot-member table:name="1479.98" table:display="true" table:show-details="true"/>
                <table:data-pilot-member table:name="1567.98" table:display="true" table:show-details="true"/>
                <table:data-pilot-member table:name="1661.22" table:display="true" table:show-details="true"/>
                <table:data-pilot-member table:name="1760" table:display="true" table:show-details="true"/>
                <table:data-pilot-member table:name="1864.66" table:display="true" table:show-details="true"/>
                <table:data-pilot-member table:name="1975.53" table:display="true" table:show-details="true"/>
                <table:data-pilot-member table:name="2093" table:display="true" table:show-details="true"/>
                <table:data-pilot-member table:name="2217.46" table:display="true" table:show-details="true"/>
                <table:data-pilot-member table:name="2349.32" table:display="true" table:show-details="true"/>
                <table:data-pilot-member table:name="2489.02" table:display="true" table:show-details="true"/>
                <table:data-pilot-member table:name="2637.02" table:display="true" table:show-details="true"/>
                <table:data-pilot-member table:name="2793.83" table:display="true" table:show-details="true"/>
                <table:data-pilot-member table:name="2959.96" table:display="true" table:show-details="true"/>
                <table:data-pilot-member table:name="3135.96" table:display="true" table:show-details="true"/>
                <table:data-pilot-member table:name="3322.44" table:display="true" table:show-details="true"/>
                <table:data-pilot-member table:name="3520" table:display="true" table:show-details="true"/>
                <table:data-pilot-member table:name="3729.31" table:display="true" table:show-details="true"/>
                <table:data-pilot-member table:name="3951.07" table:display="true" table:show-details="true"/>
                <table:data-pilot-member table:name="4186.01" table:display="true" table:show-details="true"/>
                <table:data-pilot-member table:name="4434.92" table:display="true" table:show-details="true"/>
                <table:data-pilot-member table:name="4698.64" table:display="true" table:show-details="true"/>
                <table:data-pilot-member table:name="4978.03" table:display="true" table:show-details="true"/>
                <table:data-pilot-member table:name="5274.04" table:display="true" table:show-details="true"/>
                <table:data-pilot-member table:name="5587.65" table:display="true" table:show-details="true"/>
                <table:data-pilot-member table:name="5919.91" table:display="true" table:show-details="true"/>
                <table:data-pilot-member table:name="6271.93" table:display="true" table:show-details="true"/>
                <table:data-pilot-member table:name="6644.88" table:display="true" table:show-details="true"/>
                <table:data-pilot-member table:name="7040" table:display="true" table:show-details="true"/>
                <table:data-pilot-member table:name="7458.62" table:display="true" table:show-details="true"/>
                <table:data-pilot-member table:name="7902.13" table:display="true" table:show-details="true"/>
                <table:data-pilot-member table:name="8372.02" table:display="true" table:show-details="true"/>
                <table:data-pilot-member table:name="8869.84" table:display="true" table:show-details="true"/>
                <table:data-pilot-member table:name="9397.27" table:display="true" table:show-details="true"/>
                <table:data-pilot-member table:name="9956.06" table:display="true" table:show-details="true"/>
                <table:data-pilot-member table:name="10548.08" table:display="true" table:show-details="true"/>
                <table:data-pilot-member table:name="11175.3" table:display="true" table:show-details="true"/>
                <table:data-pilot-member table:name="11839.82" table:display="true" table:show-details="true"/>
                <table:data-pilot-member table:name="12543.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9:04:22.233991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6:26:52.045480896</meta:creation-date>
    <dc:date>2019-06-08T19:06:20.968885300</dc:date>
    <meta:editing-duration>PT9M3S</meta:editing-duration>
    <meta:editing-cycles>7</meta:editing-cycles>
    <meta:generator>LibreOffice/6.0.7.3$Linux_X86_64 LibreOffice_project/00m0$Build-3</meta:generator>
    <meta:document-statistic meta:table-count="3" meta:cell-count="750" meta:object-count="0"/>
  </office:meta>
</office:document-meta>
</file>